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458c2" officeooo:paragraph-rsid="000458c2"/>
    </style:style>
    <style:style style:name="P2" style:family="paragraph" style:parent-style-name="Standard">
      <style:text-properties officeooo:rsid="000458c2" officeooo:paragraph-rsid="000458c2"/>
    </style:style>
    <style:style style:name="P3" style:family="paragraph" style:parent-style-name="Standard">
      <style:text-properties officeooo:rsid="000458c2" officeooo:paragraph-rsid="000458c2"/>
    </style:style>
    <style:style style:name="P4" style:family="paragraph" style:parent-style-name="Standard">
      <style:text-properties officeooo:rsid="0004f3e8" officeooo:paragraph-rsid="0004f3e8"/>
    </style:style>
    <style:style style:name="P5" style:family="paragraph" style:parent-style-name="Text_20_body">
      <style:text-properties officeooo:rsid="0004f3e8" officeooo:paragraph-rsid="0004f3e8"/>
    </style:style>
    <style:style style:name="T1" style:family="text">
      <style:text-properties officeooo:rsid="0004f3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ture Scope</text:p>
      <text:p text:style-name="P2">1. dynamic solar irradience : <text:a xlink:type="simple" xlink:href="https://developers.google.com/maps/documentation/solar/concepts" text:style-name="Internet_20_link" text:visited-style-name="Visited_20_Internet_20_Link">https://developers.google.com/maps/documentation/solar/concepts</text:a></text:p>
      <text:p text:style-name="P2">2. stallite feature</text:p>
      <text:p text:style-name="P2">3. donation</text:p>
      <text:p text:style-name="P4">4. store history of ai chats with database integration with auth</text:p>
      <text:p text:style-name="P2"/>
      <text:p text:style-name="P2"/>
      <text:h text:style-name="Heading_20_1" text:outline-level="1">→ <text:span text:style-name="T1">Tech Stack</text:span></text:h>
      <text:p text:style-name="P5">1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00:37:33.480854748</meta:creation-date>
    <dc:date>2024-11-22T01:38:34.150667066</dc:date>
    <meta:editing-duration>PT7M45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7" meta:word-count="28" meta:character-count="214" meta:non-whitespace-character-count="192"/>
  </office:meta>
</office:document-meta>
</file>